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25-01-20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24-01-05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23-01-06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22-01-0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21-01-07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20-01-05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19-01-05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18-01-05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17-01-06 16:2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16-01-05 14:42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15-01-06 14:4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14-01-07 20:36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13-01-16 20:18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00099500501</text:p>
          </table:table-cell>
          <table:table-cell office:value-type="string" calcext:value-type="string">
            <text:p>2012-01-19 21:49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